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2c0787" officeooo:paragraph-rsid="002c0787"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paragraph-rsid="001f481b"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2c0787" officeooo:paragraph-rsid="002c0787"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2c0787" officeooo:paragraph-rsid="002f5791"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fo:background-color="#ff4500" style:font-weight-asian="normal" style:font-weight-complex="normal"/>
    </style:style>
    <style:style style:name="P11" style:family="paragraph" style:parent-style-name="Standard">
      <style:paragraph-properties fo:text-align="justify" style:justify-single-word="false"/>
      <style:text-properties fo:font-weight="normal" officeooo:rsid="002c0787" officeooo:paragraph-rsid="002f5791" fo:background-color="#ff4500" style:font-weight-asian="normal" style:font-weight-complex="normal"/>
    </style:style>
    <style:style style:name="P12" style:family="paragraph" style:parent-style-name="Standard">
      <style:paragraph-properties fo:text-align="justify" style:justify-single-word="false"/>
      <style:text-properties fo:font-weight="normal" officeooo:rsid="002c0787" officeooo:paragraph-rsid="002c0787" fo:background-color="#ff4500" style:font-weight-asian="normal" style:font-weight-complex="normal"/>
    </style:style>
    <style:style style:name="T1" style:family="text">
      <style:text-properties fo:background-color="#adff2f" loext:char-shading-value="0"/>
    </style:style>
    <style:style style:name="T2" style:family="text">
      <style:text-properties fo:background-color="#adff2f" loext:char-shading-value="0"/>
    </style:style>
    <style:style style:name="T3" style:family="text">
      <style:text-properties officeooo:rsid="0029aaf6" fo:background-color="#adff2f" loext:char-shading-value="0"/>
    </style:style>
    <style:style style:name="T4" style:family="text">
      <style:text-properties officeooo:rsid="001f481b"/>
    </style:style>
    <style:style style:name="T5" style:family="text">
      <style:text-properties officeooo:rsid="001fa285"/>
    </style:style>
    <style:style style:name="T6" style:family="text">
      <style:text-properties fo:background-color="#ff4500" loext:char-shading-value="0"/>
    </style:style>
    <style:style style:name="T7" style:family="text">
      <style:text-properties officeooo:rsid="0034e55c" fo:background-color="#ff4500" loext:char-shading-value="0"/>
    </style:style>
    <style:style style:name="T8" style:family="text">
      <style:text-properties officeooo:rsid="0026cebb"/>
    </style:style>
    <style:style style:name="T9" style:family="text">
      <style:text-properties officeooo:rsid="0034e5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ción genómica en fitomejoramiento: métodos, modelos y perspectivas</text:p>
      <text:p text:style-name="P1"/>
      <text:p text:style-name="P2">El papel de la predicción genómica en el mejoramiento de plantas</text:p>
      <text:p text:style-name="P2"/>
      <text:p text:style-name="P5">A partir de la década de 1980, el desarrollo de diferentes sistemas de marcadores moleculares aumentó drásticamente el número total de marcadores polimórficos disponibles para los fitomejoradores y para los biólogos moleculares en general. El sistema de genotipado de alto rendimiento (HTG) más notable son los polimorfismos de un solo nucleótido (SNP), que se han utilizado de forma intensiva en el descubrimiento de locus de rasgos cuantitativos (QTL; consulte el Glosario). Se han informado más de 10 000 QTL que utilizan diferentes sistemas de marcadores en más de 120 estudios que cubren 12 especies de plantas [1] que tenían como objetivo mejorar los rasgos cuantitativos de importancia económica. <text:span text:style-name="T2">Inicialmente, los marcadores moleculares se integraron en la selección fenotípica tradicional (PS) mediante la aplicación de selección asistida por marcadores (MAS). Para rasgos simples, MAS comprende seleccionar individuos con marcadores asociados a QTL que tienen efectos importantes; no se utilizan marcadores que no estén significativamente asociados con un rasgo. Sin embargo, los intentos de mejorar los rasgos cuantitativos complejos mediante el uso de la detección de marcadores asociados a QTL no han tenido éxito debido a la dificultad de encontrar el mismo QTL en múltiples entornos (debido a las interacciones del entorno QTL) o en diferentes antecedentes genéticos [2].</text:span></text:p>
      <text:p text:style-name="P6"/>
      <text:p text:style-name="P7"><text:span text:style-name="T1">El análisis de ligamiento para el mapeo de QTL se realiza en poblaciones biparentales, pero tiene poca potencia para detectar la asociación marcador-rasgo debido a los cromosomas con bajas tasas de recombinación. Por lo tanto, el mapeo de asociaciones comenzó a principios de la década de 2000 con el objetivo de superar el bajo poder del análisis de ligamiento, facilitando así la detección de asociaciones marcador-rasgo en poblaciones no biparentales y el mapeo fino de segmentos cromosómicos con altas tasas de recombinación. Sin embargo, el principal problema del mapeo de asociación fina es el bajo poder para detectar variantes raras que pueden estar asociadas con características económicamente importantes [2]. Por lo tanto, el desafío del mapeo de asociación y la detección de QTL reside en identificar y cuantificar QTL raros con pequeños efectos para rasgos económicamente importantes que se ven muy afectados por el medio ambiente.</text:span> Sin embargo, debido a que el costo de los ensayos de SNP ha disminuido drásticamente, la posibilidad de usar matrices de SNP de alta densidad (decenas de miles) ha resultado en el desarrollo de modelos estadísticos para predecir con precisión la asociación marcador-rasgo, dependiendo de la arquitectura genética <text:span text:style-name="T4">del</text:span> <text:span text:style-name="T4">r</text:span>asgo predic<text:span text:style-name="T4">ho</text:span>.</text:p>
      <text:p text:style-name="P6"/>
      <text:p text:style-name="P6"><text:span text:style-name="T1">A diferencia del mapeo de asociación y QTL, GS utiliza todos los marcadores moleculares para GP del desempeño de los candidatos para la selección. Por lo tanto, el objetivo de GS es predecir valores de reproducción y/o genéticos.</text:span> <text:span text:style-name="T1">GS combina datos moleculares y fenotípicos en una población de entrenamiento (TRN) para obtener los valores genéticos estimados genómicos (GEBV) de individuos en una población de prueba (TST) que han sido genotipados pero no fenotipados [3]. La figura 1A representa las dos poblaciones básicas en un programa GS: los datos TRN, cuyo fenotipo y genotipo se conocen, y los datos TST, cuyos valores genéticos se deben predecir.</text:span> GS se utiliza en lugar de fenotipado durante algunos ciclos de selección. Las principales ventajas de GS sobre la selección basada en fenotipos en el mejoramiento son que reduce el costo por ciclo y el tiempo requerido para el desarrollo de variedades. En términos de reducción de costos en el mejoramiento de maíz, el mejorador puede probar el 50 % de todas las líneas disponibles, evaluándolas en ensayos de primera etapa en múltiples ubicaciones, y luego puede usar los datos fenotípicos para predecir el 50 % restante por GS. La Figura 1B muestra la ventaja de GS sobre PS para: (i) reducir costos, hasta en un 50%; y (ii) ahorro de tiempo al seleccionar líneas directamente para la etapa II en lugar de pasar por la etapa I (utilizada <text:soft-page-break/>en PS). Esto reduce significativamente el costo de la formación y evaluación de <text:span text:style-name="T5">cruces de prueba</text:span> en cada etapa de las evaluaciones de múltiples ubicaciones. La eficiencia de tiempo sobre PS podría provenir del segundo ciclo de selección, que utiliza el TRN del ciclo anterior para predecir las nuevas líneas dobles haploides (DH), excluyendo así la formación de cruces de prueba y los ensayos de evaluación de múltiples ubicaciones de primera etapa. Según GS, las mejores líneas podrían pasar directamente a la segunda etapa de evaluaciones de múltiples ubicaciones.</text:p>
      <text:p text:style-name="P6"/>
      <text:p text:style-name="P6"><text:span text:style-name="T1">GS predice los valores genéticos (BV) de los candidatos para la selección. Los BV tienen dos componentes: el promedio de los padres (el BV medio de ambos padres) y la desviación del desempeño de la progenie de este promedio que se debe al muestreo mendeliano.</text:span> <text:span text:style-name="T1">En la cría convencional, el promedio de los padres se cuantifica mediante la información genealógica (si la genealogía está disponible), a partir de la cual se puede derivar una matriz de relación A entre los individuos.</text:span> <text:span text:style-name="T1">El muestreo mendeliano evalúa la variación dentro de la familia que se cuantifica analizando la progenie en ensayos de campo en entornos múltiples.</text:span> <text:span text:style-name="T1">GS aprovecha los marcadores densos para cuantificar el muestreo mendeliano, evitando así la necesidad de fenotipar extensamente la progenie. Esto ahorra tiempo al reducir la duración del ciclo, al tiempo que mejora la ganancia genética esperada y la respuesta de selección por unidad de tiempo; también utiliza menos recursos en comparación con el fenotipado extensivo.</text:span> GS tiene el potencial de mejorar rápidamente rasgos complejos con baja heredabilidad, así como de reducir significativamente el costo del desarrollo de líneas e híbridos. GS también se puede usar para rasgos simples con mayor heredabilidad que los rasgos complejos, para los cuales se espera una alta precisión de GP. <text:span text:style-name="T1">La aplicación de SG en el fitomejoramiento podría verse limitada por dos factores principales: (i) costos de genotipificación; y (ii) lineamientos poco claros sobre dónde se puede aplicar GS de manera eficiente en un programa de mejoramiento.</text:span></text:p>
      <text:p text:style-name="P6"><text:span text:style-name="T1"/></text:p>
      <text:p text:style-name="P10">GS y GP se han aplicado utilizando dos enfoques diferentes. Uno se enfoca en predecir los efectos aditivos en las primeras generaciones de un programa de mejoramiento (F 2:3) para lograr un ciclo de selección rápido con un intervalo corto (es decir, GS en el nivel F 2 de un cruce biparental). En este caso, los investigadores están interesados en predecir los valores aditivos (BV) en lugar del valor genético total; por lo tanto, los modelos lineales aditivos que resumen los efectos de los marcadores son suficientes. El otro enfoque predice los valores genéticos completos de los individuos considerando los efectos tanto aditivos como no aditivos (dominancia y epistasis), estimando así el rendimiento (valor comercial) de los cultivares. Los valores genéticos de las líneas se predicen para algunos entornos utilizando un esquema de prueba multiambiente incompleto (escaso).</text:p>
      <text:p text:style-name="P6"/>
      <text:p text:style-name="P6"><text:span text:style-name="T1">Varios factores genéticos y estadísticos complican la aplicación práctica de GP. Las dificultades genéticas surgen del tamaño y la diversidad de la población TRN y la heredabilidad de los rasgos a predecir. Los desafíos estadísticos están relacionados con la alta dimensionalidad de los datos de los marcadores, donde el número de marcadores (p) es mucho mayor que el número de observaciones (n) (p&gt;&gt;n) y la multicolinealidad entre los marcadores (los marcadores adyacentes están altamente correlacionados).</text:span> Para obtener más detalles, consulte "La complejidad de la selección y predicción genómica" y "Solución a un problema inverso" en la información complementaria en línea.</text:p>
      <text:p text:style-name="P6"/>
      <text:p text:style-name="P6">Aquí, revisamos los avances en la teoría de GS y GP a la luz de las consideraciones anteriores y evaluamos ejemplos recientes de GP aplicados a programas de mejoramiento de cereales y leguminosas. Describimos la evolución y las características principales de los modelos GP, incluidas las complejidades, las fortalezas y las debilidades. Luego ilustramos el uso de GP usando ejemplos de programas de mejoramiento de cultivos con interacciones genómicas G<text:span text:style-name="T8">x</text:span>E, así como resultados de ganancias genéticas de GS de ciclo rápido en maíz. También especulamos sobre las perspectivas de GS y GP en el fitomejoramiento. La mayoría de los resultados presentados en esta revisión incluyen <text:soft-page-break/>estudios realizados en maíz y trigo del Centro Internacional de Mejoramiento de Maíz y Trigo (CIMMYT), así como en garbanzos del Instituto Internacional de Investigación de Cultivos para los Trópicos Semiáridos (ICRISAT).</text:p>
      <text:p text:style-name="P6"/>
      <text:p text:style-name="P3">Aplicaciones y modelos de predicción basados en la genómica: hacer frente a la complejidad</text:p>
      <text:p text:style-name="P3"/>
      <text:p text:style-name="P6"><text:span text:style-name="T1">La complejidad de aplicar GP en mejoramiento ocurre en diferentes niveles y está influenciada por varios factores. Cuando un rasgo se ve afectado por un gran número de loci, la precisión de la GP depende de varios factores genéticos:</text:span> (i) el tamaño y la diversidad genética de la población TRN y su relación con la población TST [4]; es decir, si los cultivares en el TRN son parientes (cercanos y/o lejanos) de los cultivares en el conjunto TST; (ii) la heredabilidad de la(s) característica(s) bajo selección [características complejas con baja heredabilidad y pequeños efectos de marcador son adecuadas para GS y GP, mientras que las características menos complejas (con alta heredabilidad) pueden predecirse mediante unos pocos marcadores con efectos relativamente grandes ); y (iii) <text:span text:style-name="T1">para rasgos complejos con un gran número de marcadores que no están en desequilibrio de ligamiento (LD) con el QTL, la precisión de GP es menor [5] y aumenta cuando aumentan la heredabilidad y el tamaño de TRN.</text:span> Los estudios han demostrado la importancia de seleccionar una población TRN apropiada que optimice la precisión de las predicciones de los cultivares sin fenotipo en el conjunto TST [6]. <text:span text:style-name="T1">Dependiendo del rasgo, el aumento en la precisión de GP alcanza una meseta a medida que aumenta el tamaño de la población. Se encontró una tendencia similar para el número de marcadores [7,8].</text:span></text:p>
      <text:p text:style-name="P6"><text:span text:style-name="T1"/></text:p>
      <text:p text:style-name="P6"><text:span text:style-name="T1">Una importante complejidad genético-estadística de los modelos GP surge cuando se predicen individuos sin fenotipo en entornos específicos (combinaciones de sitio-año) mediante la incorporación de interacciones G</text:span><text:span text:style-name="T3">x</text:span><text:span text:style-name="T1">E en los modelos estadísticos. Igualmente importante es la complejidad genómica relacionada con las interacciones G</text:span><text:span text:style-name="T3">x</text:span><text:span text:style-name="T1">E para múltiples rasgos; estas interacciones crean estructuras ambientales y de rasgos que deben tratarse mediante el uso de modelos genéticos estadísticos que exploten las correlaciones genéticas y de varianza-covarianza multirrasgo y multiambiente entre ambientes, entre rasgos y entre rasgos y ambientes, simultáneamente. Desentrañar la complejidad de la genómica de múltiples rasgos y los múltiples entornos requiere un marco teórico que dé cuenta de estas interacciones complejas [9] </text:span>(consulte el "Modelo genómico bayesiano de múltiples rasgos y múltiples entornos para fenotipos normales" en la información complementaria en línea). Curiosamente, el uso de GP para mejorar la resistencia a enfermedades ha sido un desafío en el trigo por dos razones: (i) la selección de los principales genes de resistencia puede ser efímera debido a cambios en las razas de patógenos; y (ii) el mejoramiento de genes de resistencia menores con efectos pequeños a lo largo de GS (que proporciona una resistencia duradera) puede enfrentar las complejidades habituales encontradas en GS [10].</text:p>
      <text:p text:style-name="P6"/>
      <text:p text:style-name="P8"><text:span text:style-name="T1">Otro nivel de complejidad ocurre en los modelos de predicción estadística GS porque el número de marcadores (p) es mayor que el tamaño de la población (n) y los predictores (marcadores) están altamente correlacionados. Esta situación da como resultado una matriz de predictores que tiene un rango deficiente, lo que hace imposible calcular estimaciones de mínimos cuadrados para efectos de marcador. La complejidad surge de factores como el curso de la dimensionalidad [11]; es decir, bajo modelos con p&gt;&gt;n, que no se identifican con probabilidad y son propensos al sobreajuste, se pueden capturar características y estructuras de datos espurias </text:span>(ver 'La complejidad de la selección y predicción genómica' y 'Solución a un problema inverso' en la información complementaria en línea). <text:span text:style-name="T1">Las soluciones a estos problemas incluyen el uso de: (i) regresión penalizada; (ii) selección de variables; y (iii) reducción de dimensionalidad (por ejemplo, componentes principales), de manera que a partir del original (marcadores) se genera un nuevo conjunto de predictores que no están correlacionados, lo que permite el uso de distribuciones univariadas y disminuye el tiempo de cálculo de las estimaciones y la </text:span><text:soft-page-break/><text:span text:style-name="T1">predicción [12]. Una cuarta solución es usar modelos estadísticos que evalúen las complejidades de los GP y plataformas de marcadores de alta densidad con interacciones G x E, lo que agrega potencia a los modelos de GP</text:span> (consulte la siguiente sección).</text:p>
      <text:p text:style-name="P8"/>
      <text:p text:style-name="P9"><text:span text:style-name="T1">Los modelos GP basados ​​en genética cuantitativa básica describen la respuesta fenotípica como la suma de un valor genético (modelos aditivos lineales) y un valor residual.</text:span> Una gran parte de la investigación de GP se ha centrado en desarrollar modelos estadísticos y computacionales paramétricos y no paramétricos eficientes con mayor precisión para predecir genotipos no fenotipados [13]. En general, estos estudios teóricos muestran precisiones de predicción razonablemente buenas para rasgos complejos como el rendimiento de grano y otros rasgos evaluados por medio de partición de datos de validación cruzada aleatoria independiente. En contraste con el uso generalizado de GP para predecir el desempeño de un rasgo en las poblaciones TST utilizando datos del mismo rasgo observado en las poblaciones TRN, la complejidad de extender esto a los índices GP de múltiples rasgos no ha recibido mucha atención, excepto por un método propuesto por Cerón-Rojas et al. [14] que se basa en el índice de selección de múltiples rasgos Genomic Best Linear Unbiased Estimator (GBLUP), que funcionó bien cuando se aplicó a conjuntos de datos reales y simulados.</text:p>
      <text:p text:style-name="P9"/>
      <text:p text:style-name="P11">Con los avances en GS y GP, los volúmenes y la complejidad de los datos han aumentado drásticamente, lo que ha dado lugar a nuevos esfuerzos de investigación interdisciplinarios para integrar la informática, el aprendizaje automático, las matemáticas, la física, la estadística, la genética y la genética cuantitativa y la bioinformática. Dicho trabajo ha surgido como un nuevo campo de investigación (comúnmente conocido como "ciencia de datos" o ciencia basada en datos) que tiene como objetivo unificar las estadísticas con el análisis de datos, la extracción de datos, etc. Los investigadores interdisciplinarios en ciencia de datos se enfocan en calcular valores predictivos más precisos mediante el uso de modelos estadísticos o modelos de aprendizaje automático (R. McDowell, tesis de maestría, Universidad Estatal de Iowa, 2016). Los métodos de redes neuronales son herramientas de predicción comunes en el aprendizaje automático. Las redes neuronales comprenden capas de neuronas interconectadas, donde la salida de cada neurona se expresa como la suma de un cierto número de entradas a una neurona ubicada en una capa de red específica, con un peso más un sesgo; la suma de todas las entradas es ponderada por una función de activación. </text:p>
      <text:p text:style-name="P11"/>
      <text:p text:style-name="P9">Cuando se aplican redes neuronales a GP, la capa de entrada es cada marcador con una neurona por marcador; cada una de las neuronas (marcadores) de la capa de entrada está conectada a todas las neuronas de la primera capa oculta, y estas están conectadas a todas las neuronas de la segunda capa oculta, y así sucesivamente, hasta llegar a la capa de salida, que es una oculta. capa de neuronas con la predicción de cada uno de los fenotipos. Los desarrollos recientes en las redes neuronales y el procesamiento informático más rápido han permitido agregar nuevas capas a la red neuronal (<text:span text:style-name="T6">aprendizaje automático profundo</text:span>) para capturar pequeñas correlaciones crípticas entre entradas [15], que en GP son interacciones entre marcadores. Las aplicaciones iniciales de aprendizaje automático y redes neuronales en GP fueron demostradas por Gianola et al. [16,17], González-Camacho et al. [18,19], Pérez-Rodríguez et al. [20], Ornella et al., [21], y González-Recio et al. [22]. Los resultados recientes para el aprendizaje automático profundo aplicado a GP se pueden encontrar en otros lugares (R. McDowell, tesis de maestría, Universidad Estatal de Iowa, 2016). </text:p>
      <text:p text:style-name="P11"/>
      <text:p text:style-name="P4">La precisión de los modelos GP y las ganancias genéticas logradas por GS</text:p>
      <text:p text:style-name="P8"/>
      <text:p text:style-name="P8">Los modelos GP evalúan diferentes problemas de predicción que intentan imitar lo que sucede cuando se hacen predicciones en situaciones reales. Se han diseñado diferentes esquemas aleatorios de validación cruzada para simular los problemas de predicción que los investigadores pueden enfrentar al <text:soft-page-break/>realizar GS. Hay cuatro escenarios básicos que surgen de combinaciones de líneas probadas (observadas) (LT), líneas no probadas (no observadas) (LU) con entorno probado (observado) (ET) o entornos no probados (no observados) (EU). La predicción de líneas (o cultivares) recién desarrolladas en entornos donde no se probaron es un caso de LU-ET (validación cruzada aleatoria 1, CV1). Otro problema es predecir líneas en algunos entornos pero no en otros; esto es LT-ET (validación cruzada aleatoria 2, CV2), que intenta imitar uno de los objetivos de GP: pruebas escasas. Otro problema comprende la predicción de líneas en entornos no probados; es decir, LT-EU (validación cruzada aleatoria 0, CV0). Finalmente, existe el problema de predecir líneas nunca observadas en entornos nunca observados, LU-EU (validación cruzada 00, CV00) [23–27].</text:p>
      <text:p text:style-name="P8"/>
      <text:p text:style-name="P8">La simulación y los resultados empíricos obtenidos por validación cruzada aleatoria sugieren que GS mejora las ganancias genéticas al acortar el ciclo de reproducción (ciclo de selección rápida) y/o mejorar la eficiencia de las pruebas en las evaluaciones de campo [3,28–31]. Los resultados del uso de validación cruzada aleatoria en datos de mejoramiento de maíz y trigo indican que GS puede mejorar significativamente la precisión de predicción relacionada con pedigrí y MAS para rasgos de baja heredabilidad [13,18–20,32–43]. Los resultados de la aplicación de GS en el mejoramiento de maíz y trigo indican su efectividad en la selección [44–48].</text:p>
      <text:p text:style-name="P8"/>
      <text:p text:style-name="P8">Los programas de mejoramiento en todo el mundo han estado estudiando y aplicando GS y GP en varios cultivos. Paralelamente, una extensa investigación ha dado como resultado nuevos métodos estadísticos que incorporan covariables de pedigrí, genómicas y ambientales (p. ej., datos meteorológicos) en modelos de predicción estadístico-genéticos. <text:span text:style-name="T6">Los modelos GBLUP [49,50] se usan ampliamente en GP, ​​y la extensión de GBLUP para incorporar interacciones G</text:span><text:span text:style-name="T7">x</text:span><text:span text:style-name="T6">E ha mejorado la precisión de la predicción de cultivares no observados en entornos [23,24,51–56].</text:span> Se propusieron nuevos modelos para evaluar la precisión de GP de variables de respuesta discretas (p. ej., datos de enfermedades ordinales, como tasas, datos de conteo, etc.) [57–61] junto con modelos genómicos bayesianos para analizar múltiples rasgos y múltiples entornos. También se ha desarrollado [9] un método computacionalmente eficiente de Markov Chain Monte Carlo (MCMC) que produce distribuciones condicionales completas de los parámetros, lo que conduce a un muestreo de Gibbs exacto para la distribución posterior. Los resultados de conjuntos de datos extensos y simulados (dos) muestran que, cuando la correlación entre los rasgos es alta, se prefiere un modelo propuesto con una matriz de covarianza no estructurada sobre los métodos estándar y diagonales para ayudar a mejorar la precisión de la predicción del rendimiento de grano. Sin embargo, cuando las correlaciones son bajas, basta con utilizar el modelo estándar [9].</text:p>
      <text:p text:style-name="P8"/>
      <text:p text:style-name="P8">Dependiendo de la complejidad del rasgo y el escenario de predicción, los modelos más sofisticados dan como resultado ganancias de moderadas a altas en la precisión de la predicción. En varios estudios, los modelos complejos aumentaron la precisión de la predicción en &gt;10 % sin costo adicional. El uso de modelos simples puede pasar por alto características de datos importantes y causar pérdidas de precisión de predicción para rasgos complejos, donde los modelos no lineales generalmente brindan una precisión de predicción significativamente mayor que los modelos lineales [20,36,55,56]. Una de las primeras evaluaciones de GP en el mejoramiento de trigo se realizó en una colección de 599 líneas de trigo evaluadas en cuatro ambientes usando información genealógica y genómica con dos modelos diferentes [34]. <text:span text:style-name="T6">Los modelos fueron el GBLUP estándar con la matriz genómica lineal G y un modelo no paramétrico, la regresión Reproducing Kernel Hilbert Spaces (RKHS) con una matriz genómica no lineal, el kernel gaussiano (GK) [62].</text:span> El modelo más complejo, RKHS, que utiliza un núcleo no lineal GK, incluida la información de pedigrí y marcadores, proporcionó la precisión de predicción más alta, que va del 15 % al 36 %, con respecto al modelo de pedigrí solo. El modelo GP RKHS con GK, pedigrí y marcadores se ha utilizado para predecir la resistencia a la roya lineal, del tallo y de la hoja, la <text:soft-page-break/>septoria, la mancha bronceada y la mancha Stagonospora nodorum en el trigo; en comparación con los métodos estándar de regresión múltiple de mínimos cuadrados, RKHS proporcionó aumentos en la precisión del 42 % y 48 % en los dos estudios informados [63,64], respectivamente.</text:p>
      <text:p text:style-name="P8"/>
      <text:p text:style-name="P8">Con base en los alentadores resultados obtenidos en algunos de los principales cereales, se han tomado medidas preliminares para implementar GS para desarrollar líneas superiores más rápidamente y mejorar la tasa de ganancia genética en algunos cultivos de leguminosas, como guisantes, soja, garbanzos, cacahuetes y palomas. guisante [65]. La disponibilidad reciente de secuenciación rentable y de alto rendimiento ha facilitado el desarrollo de recursos genómicos a gran escala en la mayoría de las leguminosas. La soja fue el primer cultivo de leguminosas en el que se implementó GS para mejorar el rendimiento y las características agronómicas utilizando el genotipado por secuenciación (GBS) en un programa de mejoramiento [25]. Para evaluar la utilidad de GS en los programas de mejoramiento de soja y comprender el efecto de la selección de marcadores y la imputación de genotipos, se calcularon las precisiones de predicción para dos modelos de predicción genómica, a saber, el modelo GBLUP estándar con efectos aditivos y un GBLUP extendido con aditivo por aditivo. epistasia La alta precisión de predicción (0.64) indicó el potencial de usar GS para mejorar el rendimiento de grano [25].</text:p>
      <text:p text:style-name="P8"/>
      <text:p text:style-name="P8">En el caso del garbanzo, se genotipificó una colección de 320 líneas de mejoramiento élite utilizando la tecnología Diversity Array (DArTseq) y se fenotiparon las características relacionadas con el rendimiento en dos ambientes con dos tratamientos diferentes (es decir, secano e irrigación) en dos estaciones diferentes [65, 66]. Varios modelos estadísticos (RR-BLUP, Kinship GAUSS, Bayes Cp, Bayes B, Baysian LASSO y Random Forest Regression o RFR) dieron como resultado altas precisiones de predicción para los rasgos de interés; sin embargo, no se observó mucha variación en la precisión de la predicción entre los diferentes modelos [65,66]. Cuando se incluyó la estructura de la población en el modelo, la precisión de la predicción mejoró ligeramente para los días hasta la madurez (DM), los días hasta la floración (DF) y el peso seco de la semilla (SDW), pero no para el rendimiento de la semilla (SY). </text:p>
      <text:p text:style-name="P8"/>
      <text:p text:style-name="P12">En general, los primeros modelos estadísticos desarrollados para GP en la cría de animales se basaron en evaluaciones de un solo entorno. Sin embargo, en el mejoramiento de plantas, las interacciones G x E son de suma importancia. Así como las interacciones G x E son un desafío fundamental en el fitomejoramiento, también se reconocen cada vez más como una gran complejidad en los modelos GP.</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6T05:55:47.967011486</meta:creation-date>
    <meta:generator>LibreOffice/6.0.7.3$Linux_X86_64 LibreOffice_project/00m0$Build-3</meta:generator>
    <dc:date>2022-01-26T10:06:23.961246961</dc:date>
    <meta:editing-duration>PT1H59M4S</meta:editing-duration>
    <meta:editing-cycles>26</meta:editing-cycles>
    <meta:document-statistic meta:table-count="0" meta:image-count="0" meta:object-count="0" meta:page-count="6" meta:paragraph-count="24" meta:word-count="3752" meta:character-count="24182" meta:non-whitespace-character-count="20454"/>
  </office:meta>
</office:document-meta>
</file>